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.91cm" fo:margin-right="0cm" fo:text-align="start" style:justify-single-word="false" fo:text-indent="0cm" style:auto-text-indent="false"/>
      <style:text-properties style:font-name="Tahoma" fo:font-size="10.6999998092651pt" style:text-underline-style="none" fo:font-weight="normal" style:font-size-asian="10.6999998092651pt" style:font-weight-asian="normal" style:font-size-complex="10.6999998092651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.6999998092651pt" style:text-underline-style="none" fo:font-weight="normal" style:font-size-asian="10.6999998092651pt" style:font-weight-asian="normal" style:font-size-complex="10.6999998092651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.6999998092651pt" fo:language="en" fo:country="GB" style:text-underline-style="none" fo:font-weight="normal" style:font-size-asian="10.6999998092651pt" style:font-weight-asian="normal" style:font-size-complex="10.699999809265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ahoma" fo:font-size="10.6999998092651pt" style:text-underline-style="solid" style:text-underline-width="auto" style:text-underline-color="font-color" fo:font-weight="bold" style:font-size-asian="10.6999998092651pt" style:font-weight-asian="bold" style:font-size-complex="10.6999998092651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ahoma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ahoma" fo:font-size="10.6999998092651pt" style:text-underline-style="none" fo:font-weight="normal" style:font-size-asian="10.6999998092651pt" style:font-weight-asian="normal" style:font-size-complex="10.6999998092651pt" style:font-weight-complex="normal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  <text:user-field-decl office:value-type="string" office:string-value="patient.entity.Age" text:name="patientAge"/>
      </text:user-field-decls>
      <text:p text:style-name="P1"><text:user-field-get text:name="ownerName">[party:getPartyFullName(party:getPatientOwner(openvpms:get(.,'patient.entity')))]</text:user-field-get></text:p>
      <text:p text:style-name="P1"><text:user-field-get text:name="ownerAddress">[party:getBillingAddress(party:getPatientOwner(openvpms:get(.,'patient.entity')))]</text:user-field-get></text:p>
      <text:p text:style-name="P2"/>
      <text:p text:style-name="P3"><text:date style:data-style-name="N36" text:date-value="2007-08-27T08:50:35.30">27/08/2007</text:date></text:p>
      <text:p text:style-name="P4"/>
      <text:p text:style-name="P5">Proheart Reminder</text:p>
      <text:p text:style-name="P6">Dear <text:user-field-get text:name="ownerName">[party:getPartyFullName(party:getPatientOwner(openvpms:get(.,'patient.entity')))]</text:user-field-get>,</text:p>
      <text:p text:style-name="P6"/>
      <text:p text:style-name="P6"><text:s text:c="2"/>We are writing to remind you that <text:user-field-get text:name="patientName">patient.entity.name</text:user-field-get> is due for another Proheart injection. <text:s/>This injection needs to be given every 12 months to maintain protection against heartworm.</text:p>
      <text:p text:style-name="P6"/>
      <text:p text:style-name="P6"><text:s text:c="2"/>Remember that all heartworm medications are preventative only and that adult worms can develop if proper frequency of medication is not maintained. <text:s/>The expense and risk involved in treating your dog for adult heartworms is much higher.</text:p>
      <text:p text:style-name="P6"/>
      <text:p text:style-name="P6"><text:s text:c="2"/>Please disregard this letter if you have already attended to this matter or notify us if you believe our records are incorrect.</text:p>
      <text:p text:style-name="P6"/>
      <text:p text:style-name="P6"><text:s text:c="2"/>Thank yo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2" style:font-size-complex="12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Numbering_20_Symbols" style:display-name="Numbering Symbols" style:family="text">
      <style:text-properties style:font-name="Arial" fo:font-size="13pt" fo:font-weight="bold" style:font-size-asian="13pt" style:font-weight-asian="bold" style:font-size-complex="13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801cm" fo:page-height="21.001cm" style:num-format="1" style:print-orientation="portrait" fo:margin-top="4.001cm" fo:margin-bottom="1.734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</meta:generator>
    <meta:initial-creator>Tony De Keizer</meta:initial-creator>
    <meta:creation-date>2006-08-09T14:03:22</meta:creation-date>
    <dc:creator>Tony De Keizer</dc:creator>
    <dc:date>2007-08-27T08:50:35</dc:date>
    <dc:language>en-US</dc:language>
    <meta:editing-cycles>51</meta:editing-cycles>
    <meta:editing-duration>PT9H47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91" meta:character-count="574"/>
  </office:meta>
</office:document-meta>
</file>